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GraphConvGRU</text:p>
          </table:table-cell>
          <table:covered-table-cell/>
          <table:table-cell table:style-name="ce1" office:value-type="string" calcext:value-type="string" table:number-columns-spanned="2" table:number-rows-spanned="1">
            <text:p>Convlstm</text:p>
          </table:table-cell>
          <table:covered-table-cell/>
          <table:table-cell table:style-name="ce1" office:value-type="string" calcext:value-type="string" table:number-columns-spanned="2" table:number-rows-spanned="1">
            <text:p>Arima</text:p>
          </table:table-cell>
          <table:covered-table-cell/>
          <table:table-cell table:style-name="ce3" office:value-type="string" calcext:value-type="string" table:number-columns-spanned="2" table:number-rows-spanned="1">
            <text:p>Random Forest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SVR</text:p>
          </table:table-cell>
          <table:covered-table-cell/>
        </table:table-row>
        <table:table-row table:style-name="ro1">
          <table:table-cell office:value-type="string" calcext:value-type="string">
            <text:p>Experiment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c</text:p>
          </table:table-cell>
        </table:table-row>
        <table:table-row table:style-name="ro1">
          <table:table-cell office:value-type="string" calcext:value-type="string">
            <text:p>Val 2015</text:p>
          </table:table-cell>
          <table:table-cell office:value-type="float" office:value="0.7238" calcext:value-type="float">
            <text:p>0.7238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70525" calcext:value-type="float">
            <text:p>0.70525</text:p>
          </table:table-cell>
          <table:table-cell office:value-type="float" office:value="0.8651" calcext:value-type="float">
            <text:p>0.8651</text:p>
          </table:table-cell>
          <table:table-cell office:value-type="float" office:value="0.70829" calcext:value-type="float">
            <text:p>0.70829</text:p>
          </table:table-cell>
          <table:table-cell office:value-type="float" office:value="0.86636" calcext:value-type="float">
            <text:p>0.86636</text:p>
          </table:table-cell>
          <table:table-cell office:value-type="float" office:value="0.70018" calcext:value-type="float">
            <text:p>0.70018</text:p>
          </table:table-cell>
          <table:table-cell office:value-type="float" office:value="0.85973" calcext:value-type="float">
            <text:p>0.85973</text:p>
          </table:table-cell>
          <table:table-cell office:value-type="float" office:value="0.70127" calcext:value-type="float">
            <text:p>0.70127</text:p>
          </table:table-cell>
          <table:table-cell office:value-type="float" office:value="0.87244" calcext:value-type="float">
            <text:p>0.87244</text:p>
          </table:table-cell>
        </table:table-row>
        <table:table-row table:style-name="ro1">
          <table:table-cell office:value-type="string" calcext:value-type="string">
            <text:p>Test 2015</text:p>
          </table:table-cell>
          <table:table-cell office:value-type="float" office:value="0.72302" calcext:value-type="float">
            <text:p>0.72302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71286" calcext:value-type="float">
            <text:p>0.71286</text:p>
          </table:table-cell>
          <table:table-cell office:value-type="float" office:value="0.8714" calcext:value-type="float">
            <text:p>0.8714</text:p>
          </table:table-cell>
          <table:table-cell office:value-type="float" office:value="0.70507" calcext:value-type="float">
            <text:p>0.70507</text:p>
          </table:table-cell>
          <table:table-cell office:value-type="float" office:value="0.86347" calcext:value-type="float">
            <text:p>0.86347</text:p>
          </table:table-cell>
          <table:table-cell office:value-type="float" office:value="0.71811" calcext:value-type="float">
            <text:p>0.71811</text:p>
          </table:table-cell>
          <table:table-cell office:value-type="float" office:value="0.87366" calcext:value-type="float">
            <text:p>0.87366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8761" calcext:value-type="float">
            <text:p>0.8761</text:p>
          </table:table-cell>
        </table:table-row>
        <table:table-row table:style-name="ro1">
          <table:table-cell office:value-type="string" calcext:value-type="string">
            <text:p>Val 2016</text:p>
          </table:table-cell>
          <table:table-cell office:value-type="float" office:value="0.72771" calcext:value-type="float">
            <text:p>0.72771</text:p>
          </table:table-cell>
          <table:table-cell office:value-type="float" office:value="0.8906" calcext:value-type="float">
            <text:p>0.8906</text:p>
          </table:table-cell>
          <table:table-cell office:value-type="float" office:value="0.7136" calcext:value-type="float">
            <text:p>0.7136</text:p>
          </table:table-cell>
          <table:table-cell office:value-type="float" office:value="0.8642" calcext:value-type="float">
            <text:p>0.8642</text:p>
          </table:table-cell>
          <table:table-cell office:value-type="float" office:value="0.71698" calcext:value-type="float">
            <text:p>0.71698</text:p>
          </table:table-cell>
          <table:table-cell office:value-type="float" office:value="0.86515" calcext:value-type="float">
            <text:p>0.86515</text:p>
          </table:table-cell>
          <table:table-cell office:value-type="float" office:value="0.72702" calcext:value-type="float">
            <text:p>0.72702</text:p>
          </table:table-cell>
          <table:table-cell office:value-type="float" office:value="0.8732" calcext:value-type="float">
            <text:p>0.8732</text:p>
          </table:table-cell>
          <table:table-cell office:value-type="float" office:value="0.7162" calcext:value-type="float">
            <text:p>0.7162</text:p>
          </table:table-cell>
          <table:table-cell office:value-type="float" office:value="0.87468" calcext:value-type="float">
            <text:p>0.87468</text:p>
          </table:table-cell>
        </table:table-row>
        <table:table-row table:style-name="ro1">
          <table:table-cell office:value-type="string" calcext:value-type="string">
            <text:p>Test 2016</text:p>
          </table:table-cell>
          <table:table-cell office:value-type="float" office:value="0.6914" calcext:value-type="float">
            <text:p>0.6914</text:p>
          </table:table-cell>
          <table:table-cell/>
          <table:table-cell office:value-type="float" office:value="0.69833" calcext:value-type="float">
            <text:p>0.69833</text:p>
          </table:table-cell>
          <table:table-cell office:value-type="float" office:value="0.8631" calcext:value-type="float">
            <text:p>0.8631</text:p>
          </table:table-cell>
          <table:table-cell office:value-type="float" office:value="0.71841" calcext:value-type="float">
            <text:p>0.71841</text:p>
          </table:table-cell>
          <table:table-cell office:value-type="float" office:value="0.87644" calcext:value-type="float">
            <text:p>0.87644</text:p>
          </table:table-cell>
          <table:table-cell office:value-type="float" office:value="0.69332" calcext:value-type="float">
            <text:p>0.69332</text:p>
          </table:table-cell>
          <table:table-cell office:value-type="float" office:value="0.85544" calcext:value-type="float">
            <text:p>0.85544</text:p>
          </table:table-cell>
          <table:table-cell office:value-type="float" office:value="0.69683" calcext:value-type="float">
            <text:p>0.69683</text:p>
          </table:table-cell>
          <table:table-cell office:value-type="float" office:value="0.87018" calcext:value-type="float">
            <text:p>0.87018</text:p>
          </table:table-cell>
        </table:table-row>
        <table:table-row table:style-name="ro1">
          <table:table-cell office:value-type="string" calcext:value-type="string">
            <text:p>Val 2017</text:p>
          </table:table-cell>
          <table:table-cell office:value-type="float" office:value="0.7309" calcext:value-type="float">
            <text:p>0.7309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70885" calcext:value-type="float">
            <text:p>0.70885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71622" calcext:value-type="float">
            <text:p>0.71622</text:p>
          </table:table-cell>
          <table:table-cell office:value-type="float" office:value="0.8684" calcext:value-type="float">
            <text:p>0.8684</text:p>
          </table:table-cell>
          <table:table-cell office:value-type="float" office:value="0.71262" calcext:value-type="float">
            <text:p>0.71262</text:p>
          </table:table-cell>
          <table:table-cell office:value-type="float" office:value="0.86496" calcext:value-type="float">
            <text:p>0.86496</text:p>
          </table:table-cell>
          <table:table-cell office:value-type="float" office:value="0.71757" calcext:value-type="float">
            <text:p>0.71757</text:p>
          </table:table-cell>
          <table:table-cell office:value-type="float" office:value="0.87856" calcext:value-type="float">
            <text:p>0.87856</text:p>
          </table:table-cell>
        </table:table-row>
        <table:table-row table:style-name="ro1">
          <table:table-cell office:value-type="string" calcext:value-type="string">
            <text:p>Test 2017</text:p>
          </table:table-cell>
          <table:table-cell office:value-type="float" office:value="0.70794" calcext:value-type="float">
            <text:p>0.70794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69853" calcext:value-type="float">
            <text:p>0.69853</text:p>
          </table:table-cell>
          <table:table-cell office:value-type="float" office:value="0.8652" calcext:value-type="float">
            <text:p>0.8652</text:p>
          </table:table-cell>
          <table:table-cell office:value-type="float" office:value="0.68588" calcext:value-type="float">
            <text:p>0.68588</text:p>
          </table:table-cell>
          <table:table-cell office:value-type="float" office:value="0.85317" calcext:value-type="float">
            <text:p>0.85317</text:p>
          </table:table-cell>
          <table:table-cell office:value-type="float" office:value="0.69729" calcext:value-type="float">
            <text:p>0.69729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6969" calcext:value-type="float">
            <text:p>0.6969</text:p>
          </table:table-cell>
          <table:table-cell office:value-type="float" office:value="0.87249" calcext:value-type="float">
            <text:p>0.87249</text:p>
          </table:table-cell>
        </table:table-row>
        <table:table-row table:style-name="ro1">
          <table:table-cell office:value-type="string" calcext:value-type="string">
            <text:p>Val 2018</text:p>
          </table:table-cell>
          <table:table-cell office:value-type="float" office:value="0.7197" calcext:value-type="float">
            <text:p>0.7197</text:p>
          </table:table-cell>
          <table:table-cell office:value-type="float" office:value="0.8944" calcext:value-type="float">
            <text:p>0.8944</text:p>
          </table:table-cell>
          <table:table-cell office:value-type="float" office:value="0.70389" calcext:value-type="float">
            <text:p>0.70389</text:p>
          </table:table-cell>
          <table:table-cell office:value-type="float" office:value="0.8679" calcext:value-type="float">
            <text:p>0.8679</text:p>
          </table:table-cell>
          <table:table-cell office:value-type="float" office:value="0.70469" calcext:value-type="float">
            <text:p>0.70469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707325" calcext:value-type="float">
            <text:p>0.707325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6983" calcext:value-type="float">
            <text:p>0.6983</text:p>
          </table:table-cell>
          <table:table-cell office:value-type="float" office:value="0.872848" calcext:value-type="float">
            <text:p>0.872848</text:p>
          </table:table-cell>
        </table:table-row>
        <table:table-row table:style-name="ro1">
          <table:table-cell office:value-type="string" calcext:value-type="string">
            <text:p>Test 2018</text:p>
          </table:table-cell>
          <table:table-cell office:value-type="float" office:value="0.7197" calcext:value-type="float">
            <text:p>0.7197</text:p>
          </table:table-cell>
          <table:table-cell office:value-type="float" office:value="0.8842" calcext:value-type="float">
            <text:p>0.8842</text:p>
          </table:table-cell>
          <table:table-cell office:value-type="float" office:value="0.708" calcext:value-type="float">
            <text:p>0.708</text:p>
          </table:table-cell>
          <table:table-cell office:value-type="float" office:value="0.8698" calcext:value-type="float">
            <text:p>0.8698</text:p>
          </table:table-cell>
          <table:table-cell office:value-type="float" office:value="0.71225" calcext:value-type="float">
            <text:p>0.71225</text:p>
          </table:table-cell>
          <table:table-cell office:value-type="float" office:value="0.86934" calcext:value-type="float">
            <text:p>0.86934</text:p>
          </table:table-cell>
          <table:table-cell office:value-type="float" office:value="0.7157" calcext:value-type="float">
            <text:p>0.7157</text:p>
          </table:table-cell>
          <table:table-cell office:value-type="float" office:value="0.87169" calcext:value-type="float">
            <text:p>0.87169</text:p>
          </table:table-cell>
          <table:table-cell office:value-type="float" office:value="0.70849" calcext:value-type="float">
            <text:p>0.70849</text:p>
          </table:table-cell>
          <table:table-cell office:value-type="float" office:value="0.87646" calcext:value-type="float">
            <text:p>0.876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07:35:30.438643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7:57:40.186970732</meta:creation-date>
    <dc:date>2021-11-16T08:17:31.959161038</dc:date>
    <meta:editing-duration>PT23M49S</meta:editing-duration>
    <meta:editing-cycles>4</meta:editing-cycles>
    <meta:generator>LibreOffice/6.4.7.2$Linux_X86_64 LibreOffice_project/40$Build-2</meta:generator>
    <meta:document-statistic meta:table-count="1" meta:cell-count="103" meta:object-count="0"/>
  </office:meta>
</office:document-meta>
</file>